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57cm" style:rel-column-width="9084*"/>
    </style:style>
    <style:style style:name="Tabela1.B" style:family="table-column">
      <style:table-column-properties style:column-width="3.512cm" style:rel-column-width="13538*"/>
    </style:style>
    <style:style style:name="Tabela1.C" style:family="table-column">
      <style:table-column-properties style:column-width="6.013cm" style:rel-column-width="23179*"/>
    </style:style>
    <style:style style:name="Tabela1.D" style:family="table-column">
      <style:table-column-properties style:column-width="5.119cm" style:rel-column-width="1973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paragraph-properties fo:text-align="start" style:justify-single-word="false"/>
      <style:text-properties style:font-name="Courier New"/>
    </style:style>
    <style:style style:name="P4" style:family="paragraph" style:parent-style-name="Table_20_Contents">
      <style:text-properties style:text-line-through-style="solid"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NETWORK</text:p>
          </table:table-cell>
          <table:table-cell table:style-name="Tabela1.A1" office:value-type="string">
            <text:p text:style-name="P2">GUI</text:p>
          </table:table-cell>
          <table:table-cell table:style-name="Tabela1.D1" office:value-type="string">
            <text:p text:style-name="P2">DATABASE</text:p>
          </table:table-cell>
        </table:table-row>
        <table:table-row>
          <table:table-cell table:style-name="Tabela1.A2" office:value-type="string">
            <text:p text:style-name="P2">GRZEGORZ</text:p>
          </table:table-cell>
          <table:table-cell table:style-name="Tabela1.A2" office:value-type="string">
            <text:p text:style-name="P2">1. Parsowanie aktualnego stanu urządzenia przed nadejściem poprawnych ramek</text:p>
          </table:table-cell>
          <table:table-cell table:style-name="Tabela1.A2" office:value-type="string">
            <text:p text:style-name="P4">1. xls basic</text:p>
          </table:table-cell>
          <table:table-cell table:style-name="Tabela1.D2" office:value-type="string">
            <text:p text:style-name="P4">1. Sortowanie pomiarów w snapshocie</text:p>
            <text:p text:style-name="P4">2. Metoda survey update</text:p>
          </table:table-cell>
        </table:table-row>
        <table:table-row>
          <table:table-cell table:style-name="Tabela1.A2" office:value-type="string">
            <text:p text:style-name="P2">DAMIAN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1. Dokończyć pdf</text:p>
            <text:p text:style-name="P3">2. Odświeżanie historii</text:p>
            <text:p text:style-name="P3">3. Focus na warning przy uruchomieniu</text:p>
            <text:p text:style-name="P3">4. Focus na bieżący pomiar przy wyborze device'a</text:p>
            <text:p text:style-name="P3">5. Poprawa proporcji okien</text:p>
            <text:p text:style-name="P3">(pomiary, warningi, dziwnie zmienny rozmiar device tree)</text:p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  <text:p text:style-name="P1">Obliczanie liczby linii w projekcie:</text:p>
      <text:p text:style-name="P1">cat `find | grep "\.java"` | grep "" -c</text:p>
      <text:p text:style-name="P1"/>
      <text:p text:style-name="P1">Obliczanie liczby klas:</text:p>
      <text:p text:style-name="P1">find | grep "\.java" <text:s/>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zegorz Powała</meta:initial-creator>
    <meta:creation-date>2013-05-14T10:32:36</meta:creation-date>
    <dc:date>2013-05-14T15:26:22</dc:date>
    <dc:creator>Grzegorz Powała</dc:creator>
    <meta:editing-duration>PT4H32M37S</meta:editing-duration>
    <meta:editing-cycles>6</meta:editing-cycles>
    <meta:generator>LibreOffice/3.3$Linux LibreOffice_project/330m19$Build-401</meta:generator>
    <meta:document-statistic meta:table-count="1" meta:image-count="0" meta:object-count="0" meta:page-count="1" meta:paragraph-count="20" meta:word-count="81" meta:character-count="511"/>
  </office:meta>
</office:document-meta>
</file>